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11d2c4"/>
    </style:style>
    <style:style style:name="P3" style:family="paragraph" style:parent-style-name="Standard">
      <style:text-properties fo:language="el" fo:country="GR" officeooo:rsid="0011d2c4" officeooo:paragraph-rsid="0011d2c4"/>
    </style:style>
    <style:style style:name="P4" style:family="paragraph" style:parent-style-name="Standard">
      <style:text-properties fo:language="el" fo:country="GR" officeooo:rsid="0012766a" officeooo:paragraph-rsid="0012766a"/>
    </style:style>
    <style:style style:name="T1" style:family="text">
      <style:text-properties officeooo:rsid="0011d2c4"/>
    </style:style>
    <style:style style:name="T2" style:family="text">
      <style:text-properties officeooo:rsid="001761fe"/>
    </style:style>
    <style:style style:name="fr1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Η εκθετική κατανομή <text:s/>μπορεί να γραφεί σε λογαριθμική κλίμακα ως </text:span></text:p>
      <text:p text:style-name="P1"/>
      <text:p text:style-name="P1"><draw:frame draw:style-name="fr1" draw:name="Object1" text:anchor-type="as-char" svg:y="-0.3319in" svg:width="3.289in" svg:height="0.5063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όπου τ διάφορο του μηδενός, </text:span></text:p>
      <text:p text:style-name="P1"/>
      <text:p text:style-name="P3">ο λογάριθμος της συνάρτησης πιθανοφάνειας δίνεται ως</text:p>
      <text:p text:style-name="P1"/>
      <text:p text:style-name="P1"><draw:frame draw:style-name="fr2" draw:name="Object2" text:anchor-type="as-char" svg:y="-0.3299in" svg:width="5.1945in" svg:height="0.525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και ο εκτιμητής μέγιστης πιθανοφάνειας δίνεται ως</text:p>
      <text:p text:style-name="P1"/>
      <text:p text:style-name="P1"><draw:frame draw:style-name="fr2" draw:name="Object3" text:anchor-type="as-char" svg:y="-0.3272in" svg:width="4.4256in" svg:height="0.52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4">Από το οποίο προκύπτει ότι ο εκτιμητής μέγιστης πιθανοφάνειας του λ είναι η δειγματική μέση τιμή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7:34:57.607393700</meta:creation-date>
    <dc:date>2018-11-11T18:24:16.424932304</dc:date>
    <meta:editing-duration>PT18M19S</meta:editing-duration>
    <meta:editing-cycles>3</meta:editing-cycles>
    <meta:generator>LibreOffice/6.0.6.2$Linux_X86_64 LibreOffice_project/00m0$Build-2</meta:generator>
    <meta:document-statistic meta:table-count="0" meta:image-count="0" meta:object-count="3" meta:page-count="1" meta:paragraph-count="7" meta:word-count="45" meta:character-count="290" meta:non-whitespace-character-count="24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;</mi>
              <mi>τ</mi>
            </mrow>
          </mrow>
          <mo fence="true" stretchy="false">)</mo>
        </mrow>
        <mo stretchy="false">=</mo>
        <mfrac>
          <mn>1</mn>
          <mi>τ</mi>
        </mfrac>
      </mrow>
      <msup>
        <mi>e</mi>
        <mrow>
          <mo stretchy="false">−</mo>
          <mfrac>
            <mi>x</mi>
            <mi>τ</mi>
          </mfrac>
        </mrow>
      </msup>
      <mo stretchy="false">⇒</mo>
      <mi>ln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x</mi>
                    <mi>;</mi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ln</mi>
        </mrow>
      </mrow>
      <mrow>
        <mrow>
          <mo fence="true" stretchy="false">(</mo>
          <mrow>
            <mi>τ</mi>
          </mrow>
          <mo fence="true" stretchy="false">)</mo>
        </mrow>
        <mo stretchy="false">−</mo>
        <mfrac>
          <mi>x</mi>
          <mi>τ</mi>
        </mfrac>
      </mrow>
    </mrow>
    <annotation encoding="StarMath 5.0">f( x; τ ) = 1 over τ e^-{x over τ}    drarrow ln( f( x;τ )  ) = -ln(τ) - x over τ</annotation>
  </semantics>
</math>
</file>

<file path=Object 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sub>
                <mi>x</mi>
                <mrow>
                  <mn>1,.</mn>
                  <mn>..</mn>
                </mrow>
              </msub>
              <mi>,</mi>
              <msub>
                <mi>x</mi>
                <mi>n</mi>
              </msub>
              <mi>;</mi>
              <mi>τ</mi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i>f</mi>
        </mrow>
      </mrow>
      <mrow>
        <mo fence="true" stretchy="false">(</mo>
        <mrow>
          <mrow>
            <msub>
              <mi>x</mi>
              <mi>n</mi>
            </msub>
            <mi>;</mi>
            <mi>τ</mi>
          </mrow>
        </mrow>
        <mo fence="true" stretchy="false">)</mo>
      </mrow>
      <mo stretchy="false">⇒</mo>
      <mi>ln</mi>
      <mrow>
        <mrow>
          <mo fence="true" stretchy="false">(</mo>
          <mrow>
            <mrow>
              <mi>L</mi>
              <mrow>
                <mo fence="true" stretchy="false">(</mo>
                <mrow>
                  <mrow>
                    <msub>
                      <mi>x</mi>
                      <mrow>
                        <mn>1,.</mn>
                        <mn>..</mn>
                      </mrow>
                    </msub>
                    <mi>,</mi>
                    <msub>
                      <mi>x</mi>
                      <mi>n</mi>
                    </msub>
                    <mi>;</mi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 mathvariant="italic">nln</mi>
        </mrow>
      </mrow>
      <mrow>
        <mrow>
          <mo fence="true" stretchy="false">(</mo>
          <mrow>
            <mi>τ</mi>
          </mrow>
          <mo fence="true" stretchy="false">)</mo>
        </mrow>
        <mo stretchy="false">−</mo>
        <mfrac>
          <mn>1</mn>
          <mi>τ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L( x_1,...,x_n;τ) = prod from{i=1} to{n} f( x_n;τ )  drarrow ln( L( x_1,...,x_n;τ) )=-nln(τ) - 1 over τ sum from{i=1} to{n} x_i </annotation>
  </semantics>
</math>
</file>

<file path=Object 3/content.xml><?xml version="1.0" encoding="utf-8"?>
<math xmlns="http://www.w3.org/1998/Math/MathML" display="block">
  <semantics>
    <mrow>
      <mrow>
        <mrow>
          <mfrac>
            <mrow>
              <mo stretchy="false">∂</mo>
              <mi>ln</mi>
              <mrow>
                <mo fence="true" stretchy="false">(</mo>
                <mrow>
                  <mrow>
                    <mi>L</mi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n>1,.</mn>
                              <mn>..</mn>
                            </mrow>
                          </msub>
                          <mi>,</mi>
                          <msub>
                            <mi>x</mi>
                            <mi>n</mi>
                          </msub>
                          <mi>;</mi>
                          <mi>τ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 stretchy="false">∂</mo>
              <mi>λ</mi>
            </mrow>
          </mfrac>
          <mo stretchy="false">=</mo>
          <mn>0</mn>
        </mrow>
        <mrow>
          <mo stretchy="false">⇒</mo>
          <mo stretchy="false">−</mo>
          <mfrac>
            <mi>n</mi>
            <mover accent="true">
              <mi>τ</mi>
              <mo stretchy="false">^</mo>
            </mover>
          </mfrac>
          <mo stretchy="false">+</mo>
          <mfrac>
            <mn>1</mn>
            <msup>
              <mover accent="true">
                <mi>τ</mi>
                <mo stretchy="false">^</mo>
              </mover>
              <mn>2</mn>
            </msup>
          </mfrac>
        </mrow>
      </mrow>
      <mrow>
        <mrow/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o stretchy="false">=</mo>
          <mn>0</mn>
        </mrow>
        <mo stretchy="false">⇒</mo>
        <mrow>
          <mover accent="true">
            <mi>τ</mi>
            <mo stretchy="false">^</mo>
          </mover>
          <mo stretchy="false">=</mo>
          <mfrac>
            <mn>1</mn>
            <mi>n</mi>
          </mfrac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</mrow>
    <annotation encoding="StarMath 5.0">{partial ln( L( x_1,...,x_n;τ) ) } over {partial λ} =0  drarrow -n over  {hat τ} + 1 over {hat τ}^2  } sum from{i=1} to{n} x_i =0 drarrow hat τ =  1 over {n} sum from{i=1} to{n} x_i </annotation>
  </semantics>
</math>
</file>